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text-align="center"/>
      <style:text-properties fo:font-size="14pt" style:font-size-asian="14pt" style:text-underline-type="single" style:text-underline-style="solid" style:text-underline-width="auto" style:text-underline-mode="continuous"/>
    </style:style>
    <style:style style:name="P2" style:parent-style-name="Textbody" style:family="paragraph">
      <style:paragraph-properties fo:text-align="center"/>
      <style:text-properties fo:font-size="14pt" style:font-size-asian="14pt"/>
    </style:style>
    <style:style style:name="P3" style:parent-style-name="Textbody" style:family="paragraph">
      <style:text-properties fo:font-weight="bold" style:font-weight-asian="bold" fo:font-size="13pt" style:font-size-asian="13pt"/>
    </style:style>
    <style:style style:name="T4" style:parent-style-name="DefaultParagraphFont" style:family="text">
      <style:text-properties style:font-name="Helvetica" fo:color="#2D3B45" fo:font-size="10.5pt" style:font-size-asian="10.5pt" style:font-size-complex="10.5pt" fo:background-color="#FFFFFF"/>
    </style:style>
    <style:style style:name="T5" style:parent-style-name="DefaultParagraphFont" style:family="text">
      <style:text-properties style:font-name="Helvetica" fo:color="#2D3B45" fo:font-size="10.5pt" style:font-size-asian="10.5pt" style:font-size-complex="10.5pt" fo:background-color="#FFFFFF"/>
    </style:style>
    <style:style style:name="P6" style:parent-style-name="Textbody" style:family="paragraph">
      <style:text-properties fo:font-weight="bold" style:font-weight-asian="bold" fo:font-size="13pt" style:font-size-asian="13pt"/>
    </style:style>
    <style:style style:name="P7" style:parent-style-name="Textbody" style:family="paragraph">
      <style:text-properties fo:font-weight="bold" style:font-weight-asian="bold" fo:font-size="13pt" style:font-size-asian="13pt"/>
    </style:style>
    <style:style style:name="TableColumn9" style:family="table-column">
      <style:table-column-properties style:column-width="1.05in"/>
    </style:style>
    <style:style style:name="TableColumn10" style:family="table-column">
      <style:table-column-properties style:column-width="1.2409in"/>
    </style:style>
    <style:style style:name="TableColumn11" style:family="table-column">
      <style:table-column-properties style:column-width="1.0944in"/>
    </style:style>
    <style:style style:name="TableColumn12" style:family="table-column">
      <style:table-column-properties style:column-width="1.0944in"/>
    </style:style>
    <style:style style:name="TableColumn13" style:family="table-column">
      <style:table-column-properties style:column-width="1.1097in"/>
    </style:style>
    <style:style style:name="TableColumn14" style:family="table-column">
      <style:table-column-properties style:column-width="1.0965in"/>
    </style:style>
    <style:style style:name="Table8" style:family="table">
      <style:table-properties style:width="6.6861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Textbody" style:family="paragraph">
      <style:paragraph-properties fo:text-align="center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Textbody" style:family="paragraph">
      <style:paragraph-properties fo:text-align="center"/>
    </style:style>
    <style:style style:name="TableColumn56" style:family="table-column">
      <style:table-column-properties style:column-width="1.0381in"/>
    </style:style>
    <style:style style:name="TableColumn57" style:family="table-column">
      <style:table-column-properties style:column-width="1.234in"/>
    </style:style>
    <style:style style:name="TableColumn58" style:family="table-column">
      <style:table-column-properties style:column-width="1.034in"/>
    </style:style>
    <style:style style:name="TableColumn59" style:family="table-column">
      <style:table-column-properties style:column-width="1.034in"/>
    </style:style>
    <style:style style:name="TableColumn60" style:family="table-column">
      <style:table-column-properties style:column-width="1.0618in"/>
    </style:style>
    <style:style style:name="TableColumn61" style:family="table-column">
      <style:table-column-properties style:column-width="1.284in"/>
    </style:style>
    <style:style style:name="Table55" style:family="table">
      <style:table-properties style:width="6.6861in" fo:margin-left="0in" table:align="lef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Textbody" style:family="paragraph">
      <style:paragraph-properties fo:text-align="center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Textbody" style:family="paragraph">
      <style:paragraph-properties>
        <style:tab-stops>
          <style:tab-stop style:type="left" style:position="0.884in"/>
        </style:tab-stops>
      </style:paragraph-properties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Textbody" style:family="paragraph">
      <style:paragraph-properties fo:text-align="center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Textbody" style:family="paragraph">
      <style:paragraph-properties fo:text-align="center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Textbody" style:family="paragraph">
      <style:paragraph-properties fo:text-align="center"/>
    </style:style>
    <style:style style:name="TableColumn106" style:family="table-column">
      <style:table-column-properties style:column-width="2.2284in"/>
    </style:style>
    <style:style style:name="TableColumn107" style:family="table-column">
      <style:table-column-properties style:column-width="2.2284in"/>
    </style:style>
    <style:style style:name="TableColumn108" style:family="table-column">
      <style:table-column-properties style:column-width="2.2291in"/>
    </style:style>
    <style:style style:name="Table105" style:family="table">
      <style:table-properties style:width="6.6861in" fo:margin-left="0in" table:align="lef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Textbody" style:family="paragraph">
      <style:text-properties fo:font-weight="bold" style:font-weight-asian="bold" fo:font-size="13pt" style:font-size-asian="13pt"/>
    </style:style>
    <style:style style:name="TableColumn122" style:family="table-column">
      <style:table-column-properties style:column-width="3.343in"/>
    </style:style>
    <style:style style:name="TableColumn123" style:family="table-column">
      <style:table-column-properties style:column-width="3.343in"/>
    </style:style>
    <style:style style:name="Table121" style:family="table">
      <style:table-properties style:width="6.6861in" fo:margin-left="0in" table:align="left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T130" style:parent-style-name="DefaultParagraphFont" style:family="text">
      <style:text-properties style:font-name="Helvetica" fo:color="#2D3B45" fo:font-size="10.5pt" style:font-size-asian="10.5pt" style:font-size-complex="10.5pt" fo:background-color="#FFFFFF"/>
    </style:style>
    <style:style style:name="T131" style:parent-style-name="DefaultParagraphFont" style:family="text">
      <style:text-properties style:font-name="Helvetica" fo:color="#2D3B45" fo:font-size="10.5pt" style:font-size-asian="10.5pt" style:font-size-complex="10.5pt" fo:background-color="#FFFFFF"/>
    </style:style>
    <style:style style:name="TableColumn133" style:family="table-column">
      <style:table-column-properties style:column-width="3.343in"/>
    </style:style>
    <style:style style:name="TableColumn134" style:family="table-column">
      <style:table-column-properties style:column-width="3.343in"/>
    </style:style>
    <style:style style:name="Table132" style:family="table">
      <style:table-properties style:width="6.6861in" fo:margin-left="0in" table:align="left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><text:bookmark-start text:name="Diameter_of_the_search_graph"/><text:bookmark-end text:name="Diameter_of_the_search_graph"/>Simulated Annealing Assignment</text:p>
      <text:p text:style-name="P2">1429527</text:p>
      <text:p text:style-name="P3">The assignment</text:p>
      <text:p text:style-name="Textbody">The assignment was to implement the Simulated Annealing (SA) to solve the Odyssey of Ulysses 22 cities<text:s/><text:span text:style-name="T4">Travelling Salesman Problem (TSP).</text:span><text:span text:style-name="T5"><text:s/>Below is a description of the algorithm.</text:span></text:p>
      <text:p text:style-name="Textbody"/>
      <text:p text:style-name="Textbody">I implemented the SA<text:s/>algorithm based on the Stochastic Hill Climbing<text:s/>Algorithm<text:s/>given in lectures. I found that the twoopt algorithm, designed to create the shortcut between two given nodes, does not<text:s/>produce a neighbour if the given nodes are currently neighbours. This means that it<text:s/>will not alter the first two cities or the last,<text:s/>in the list; To combat this I altered the code so that when two neighbours are given to the algorithm, these are swapped without changing the rest of the route. To prevent a similar error occurring, I will use a<text:s/>randomly<text:s/>ordered<text:s/>route of the cities at the start of<text:s/>each iteration so these three are different each time.</text:p>
      <text:p text:style-name="Textbody">When running the algorithm, I find that it does not swap high indexed cities with low ones. I believe that this is because I am including the break in the code once a neighbour has been accepted, rather than finding the best.<text:s/></text:p>
      <text:p text:style-name="P6">Parameters</text:p>
      <text:p text:style-name="Textbody">The parameters that I identified as needing to be tuned were the temperature function and the initial temperature (t0); All other<text:s/>functions and values were given such that:</text:p>
      <text:p text:style-name="Textbody">k0 = 2000<text:s/></text:p>
      <text:p text:style-name="Textbody">P := 1 if enew &lt; e and P := e^((e−enew)/<text:s/>T)<text:s/>otherwise</text:p>
      <text:p text:style-name="Textbody">E = total distance</text:p>
      <text:p text:style-name="Textbody">Neighbour algorithm = twoopt from lab</text:p>
      <text:p text:style-name="P7">Tuning</text:p>
      <text:p text:style-name="Textbody">To tune the free parameters within a set limit of 30 iterations, I chose three temperature functions and three appropriate t0 values. I would run three iterations of each then, from the best function, test a fourth suitable t0 value. The lowest average distance and standard deviation across these tests would be the chosen settings.<text:s/>My distance function was not working correctly so I used the distance and 48 cities from the Lab3. The target value<text:s/>hence<text:s/>is 10628.</text:p>
      <text:p text:style-name="Textbody"><text:s/>Results below: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Textbody"/>
          </table:table-cell>
          <table:table-cell table:style-name="TableCell17" table:number-rows-spanned="2">
            <text:p text:style-name="Textbody">Function</text:p>
          </table:table-cell>
          <table:table-cell table:style-name="TableCell18" table:number-columns-spanned="3">
            <text:p text:style-name="Textbody">Average Distance Produced over 3 Runs with t0 value</text:p>
          </table:table-cell>
          <table:covered-table-cell/>
          <table:covered-table-cell/>
          <table:table-cell table:style-name="TableCell19" table:number-rows-spanned="2">
            <text:p text:style-name="Textbody">Total Average</text:p>
          </table:table-cell>
        </table:table-row>
        <table:table-row table:style-name="TableRow20">
          <table:table-cell table:style-name="TableCell21">
            <text:p text:style-name="Textbody"/>
          </table:table-cell>
          <table:covered-table-cell>
            <text:p text:style-name="Textbody"/>
          </table:covered-table-cell>
          <table:table-cell table:style-name="TableCell22">
            <text:p text:style-name="Textbody">0.8</text:p>
          </table:table-cell>
          <table:table-cell table:style-name="TableCell23">
            <text:p text:style-name="Textbody">0.9</text:p>
          </table:table-cell>
          <table:table-cell table:style-name="TableCell24">
            <text:p text:style-name="Textbody">0.98</text:p>
          </table:table-cell>
          <table:covered-table-cell>
            <text:p text:style-name="Textbody"/>
          </table:covered-table-cell>
        </table:table-row>
        <table:table-row table:style-name="TableRow25">
          <table:table-cell table:style-name="TableCell26">
            <text:p text:style-name="Textbody">1</text:p>
          </table:table-cell>
          <table:table-cell table:style-name="TableCell27">
            <text:p text:style-name="Textbody">T0 * 0.95^k</text:p>
          </table:table-cell>
          <table:table-cell table:style-name="TableCell28">
            <text:p text:style-name="Textbody">12593</text:p>
          </table:table-cell>
          <table:table-cell table:style-name="TableCell29">
            <text:p text:style-name="Textbody">13077</text:p>
          </table:table-cell>
          <table:table-cell table:style-name="TableCell30">
            <text:p text:style-name="Textbody">13380</text:p>
          </table:table-cell>
          <table:table-cell table:style-name="TableCell31">
            <text:p text:style-name="Textbody">13017</text:p>
          </table:table-cell>
        </table:table-row>
        <table:table-row table:style-name="TableRow32">
          <table:table-cell table:style-name="TableCell33">
            <text:p text:style-name="Textbody">2</text:p>
          </table:table-cell>
          <table:table-cell table:style-name="TableCell34">
            <text:p text:style-name="Textbody">T0/k</text:p>
          </table:table-cell>
          <table:table-cell table:style-name="TableCell35">
            <text:p text:style-name="Textbody">12283</text:p>
          </table:table-cell>
          <table:table-cell table:style-name="TableCell36">
            <text:p text:style-name="Textbody">13299</text:p>
          </table:table-cell>
          <table:table-cell table:style-name="TableCell37">
            <text:p text:style-name="Textbody">12655</text:p>
          </table:table-cell>
          <table:table-cell table:style-name="TableCell38">
            <text:p text:style-name="Textbody">12746</text:p>
          </table:table-cell>
        </table:table-row>
        <table:table-row table:style-name="TableRow39">
          <table:table-cell table:style-name="TableCell40">
            <text:p text:style-name="Textbody">3</text:p>
          </table:table-cell>
          <table:table-cell table:style-name="TableCell41">
            <text:p text:style-name="Textbody">T0/log(k)</text:p>
          </table:table-cell>
          <table:table-cell table:style-name="TableCell42">
            <text:p text:style-name="Textbody">13587</text:p>
          </table:table-cell>
          <table:table-cell table:style-name="TableCell43">
            <text:p text:style-name="Textbody">12274</text:p>
          </table:table-cell>
          <table:table-cell table:style-name="TableCell44">
            <text:p text:style-name="Textbody">12722</text:p>
          </table:table-cell>
          <table:table-cell table:style-name="TableCell45">
            <text:p text:style-name="P46">12861</text:p>
          </table:table-cell>
        </table:table-row>
        <table:table-row table:style-name="TableRow47">
          <table:table-cell table:style-name="TableCell48">
            <text:p text:style-name="Textbody"/>
          </table:table-cell>
          <table:table-cell table:style-name="TableCell49">
            <text:p text:style-name="Textbody">Average</text:p>
          </table:table-cell>
          <table:table-cell table:style-name="TableCell50">
            <text:p text:style-name="Textbody">12821</text:p>
          </table:table-cell>
          <table:table-cell table:style-name="TableCell51">
            <text:p text:style-name="Textbody">12883</text:p>
          </table:table-cell>
          <table:table-cell table:style-name="TableCell52">
            <text:p text:style-name="Textbody">12919</text:p>
          </table:table-cell>
          <table:table-cell table:style-name="TableCell53">
            <text:p text:style-name="P54"/>
          </table:table-cell>
        </table:table-row>
      </table:table>
      <text:p text:style-name="Textbody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Textbody"/>
          </table:table-cell>
          <table:table-cell table:style-name="TableCell64" table:number-rows-spanned="2">
            <text:p text:style-name="Textbody">Function</text:p>
          </table:table-cell>
          <table:table-cell table:style-name="TableCell65" table:number-columns-spanned="3">
            <text:p text:style-name="Textbody">Standard Deviation over 3 Runs with t0 value</text:p>
          </table:table-cell>
          <table:covered-table-cell/>
          <table:covered-table-cell/>
          <table:table-cell table:style-name="TableCell66" table:number-rows-spanned="2">
            <text:p text:style-name="Textbody">Average s.d</text:p>
          </table:table-cell>
        </table:table-row>
        <table:table-row table:style-name="TableRow67">
          <table:table-cell table:style-name="TableCell68">
            <text:p text:style-name="Textbody"/>
          </table:table-cell>
          <table:covered-table-cell>
            <text:p text:style-name="Textbody"/>
          </table:covered-table-cell>
          <table:table-cell table:style-name="TableCell69">
            <text:p text:style-name="Textbody">0.8</text:p>
          </table:table-cell>
          <table:table-cell table:style-name="TableCell70">
            <text:p text:style-name="Textbody">0.9</text:p>
          </table:table-cell>
          <table:table-cell table:style-name="TableCell71">
            <text:p text:style-name="Textbody">0.98</text:p>
          </table:table-cell>
          <table:covered-table-cell>
            <text:p text:style-name="Textbody"/>
          </table:covered-table-cell>
        </table:table-row>
        <table:table-row table:style-name="TableRow72">
          <table:table-cell table:style-name="TableCell73">
            <text:p text:style-name="Textbody">1</text:p>
          </table:table-cell>
          <table:table-cell table:style-name="TableCell74">
            <text:p text:style-name="Textbody">T0 * 0.95^k</text:p>
          </table:table-cell>
          <table:table-cell table:style-name="TableCell75">
            <text:p text:style-name="Textbody">421</text:p>
          </table:table-cell>
          <table:table-cell table:style-name="TableCell76">
            <text:p text:style-name="P77">803</text:p>
          </table:table-cell>
          <table:table-cell table:style-name="TableCell78">
            <text:p text:style-name="Textbody">189</text:p>
          </table:table-cell>
          <table:table-cell table:style-name="TableCell79">
            <text:p text:style-name="P80"><text:tab/>471</text:p>
          </table:table-cell>
        </table:table-row>
        <table:table-row table:style-name="TableRow81">
          <table:table-cell table:style-name="TableCell82">
            <text:p text:style-name="Textbody">2</text:p>
          </table:table-cell>
          <table:table-cell table:style-name="TableCell83">
            <text:p text:style-name="Textbody">T0/k</text:p>
          </table:table-cell>
          <table:table-cell table:style-name="TableCell84">
            <text:p text:style-name="Textbody">331</text:p>
          </table:table-cell>
          <table:table-cell table:style-name="TableCell85">
            <text:p text:style-name="Textbody">209</text:p>
          </table:table-cell>
          <table:table-cell table:style-name="TableCell86">
            <text:p text:style-name="Textbody">820</text:p>
          </table:table-cell>
          <table:table-cell table:style-name="TableCell87">
            <text:p text:style-name="P88">453</text:p>
          </table:table-cell>
        </table:table-row>
        <table:table-row table:style-name="TableRow89">
          <table:table-cell table:style-name="TableCell90">
            <text:p text:style-name="Textbody">3</text:p>
          </table:table-cell>
          <table:table-cell table:style-name="TableCell91">
            <text:p text:style-name="Textbody">T0/log(k)</text:p>
          </table:table-cell>
          <table:table-cell table:style-name="TableCell92">
            <text:p text:style-name="Textbody">184</text:p>
          </table:table-cell>
          <table:table-cell table:style-name="TableCell93">
            <text:p text:style-name="Textbody">525</text:p>
          </table:table-cell>
          <table:table-cell table:style-name="TableCell94">
            <text:p text:style-name="Textbody">477</text:p>
          </table:table-cell>
          <table:table-cell table:style-name="TableCell95">
            <text:p text:style-name="P96">395</text:p>
          </table:table-cell>
        </table:table-row>
        <table:table-row table:style-name="TableRow97">
          <table:table-cell table:style-name="TableCell98">
            <text:p text:style-name="Textbody"/>
          </table:table-cell>
          <table:table-cell table:style-name="TableCell99">
            <text:p text:style-name="Textbody">Average</text:p>
          </table:table-cell>
          <table:table-cell table:style-name="TableCell100">
            <text:p text:style-name="Textbody">312</text:p>
          </table:table-cell>
          <table:table-cell table:style-name="TableCell101">
            <text:p text:style-name="Textbody">512</text:p>
          </table:table-cell>
          <table:table-cell table:style-name="TableCell102">
            <text:p text:style-name="Textbody">495</text:p>
          </table:table-cell>
          <table:table-cell table:style-name="TableCell103">
            <text:p text:style-name="P104"/>
          </table:table-cell>
        </table:table-row>
      </table:table>
      <text:p text:style-name="Textbody"/>
      <text:p text:style-name="Textbody">Extra Test</text:p>
      <text:p text:style-name="Textbody">3 runs are<text:s/>obviously not enough repetitions to calculate a reliable trend, shown by the wide variety of results in the above tables.<text:s/>Overall, the t0 value of 0.8 produced a better result with a lower s.d across the temperature functions. T0/log(k) had the lowest variance across the functions but T0/k produced a slightly lower result. Overall<text:s/>I have decided to test function 3 with a t0 value of 0.75 for my final runs.</text:p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Textbody"/>
          </table:table-cell>
          <table:table-cell table:style-name="TableCell111" table:number-columns-spanned="2">
            <text:p text:style-name="Textbody">Over 3 Runs</text:p>
          </table:table-cell>
          <table:covered-table-cell/>
        </table:table-row>
        <table:table-row table:style-name="TableRow112">
          <table:table-cell table:style-name="TableCell113">
            <text:p text:style-name="Textbody">Function</text:p>
          </table:table-cell>
          <table:table-cell table:style-name="TableCell114">
            <text:p text:style-name="Textbody">Average Distance</text:p>
          </table:table-cell>
          <table:table-cell table:style-name="TableCell115">
            <text:p text:style-name="Textbody">Standard Deviation</text:p>
          </table:table-cell>
        </table:table-row>
        <table:table-row table:style-name="TableRow116">
          <table:table-cell table:style-name="TableCell117">
            <text:p text:style-name="Textbody">T0/log(k)</text:p>
          </table:table-cell>
          <table:table-cell table:style-name="TableCell118">
            <text:p text:style-name="Textbody">13026</text:p>
          </table:table-cell>
          <table:table-cell table:style-name="TableCell119">
            <text:p text:style-name="Textbody">405</text:p>
          </table:table-cell>
        </table:table-row>
      </table:table>
      <text:p text:style-name="Textbody"/>
      <text:p text:style-name="Textbody">These results are worse than the best case in the previous tests so my final paramaters are going to be:</text:p>
      <text:p text:style-name="Textbody">Temperature function = T0/log(k)</text:p>
      <text:p text:style-name="Textbody">T0 = 0.8</text:p>
      <text:p text:style-name="P120">Results</text:p>
      <text:p text:style-name="Textbody">The test of the tuned algorithm was to be 30 runs with 2000 iterations in each run.<text:s/></text:p>
      <table:table table:style-name="Table121">
        <table:table-columns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Textbody">Average Distance</text:p>
          </table:table-cell>
          <table:table-cell table:style-name="TableCell126">
            <text:p text:style-name="Textbody"/>
          </table:table-cell>
        </table:table-row>
        <table:table-row table:style-name="TableRow127">
          <table:table-cell table:style-name="TableCell128">
            <text:p text:style-name="Textbody">Standard Deviation</text:p>
          </table:table-cell>
          <table:table-cell table:style-name="TableCell129">
            <text:p text:style-name="Textbody"/>
          </table:table-cell>
        </table:table-row>
      </table:table>
      <text:p text:style-name="Textbody"/>
      <text:p text:style-name="Textbody">The result of the<text:s/><text:span text:style-name="T130">Stochastic Hill Climbing Algorithm with 30 runs at 2000 iterations a run</text:span><text:span text:style-name="T131">.</text:span></text:p>
      <table:table table:style-name="Table132">
        <table:table-columns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soft-page-break/>
            <text:p text:style-name="Textbody">Average Distance</text:p>
          </table:table-cell>
          <table:table-cell table:style-name="TableCell137">
            <text:p text:style-name="Textbody"/>
          </table:table-cell>
        </table:table-row>
        <table:table-row table:style-name="TableRow138">
          <table:table-cell table:style-name="TableCell139">
            <text:p text:style-name="Textbody">Standard Deviation</text:p>
          </table:table-cell>
          <table:table-cell table:style-name="TableCell140">
            <text:p text:style-name="Textbody"/>
          </table:table-cell>
        </table:table-row>
      </table:table>
      <text:p text:style-name="Standard"/>
      <text:p text:style-name="Standard">As you can se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letype" style:display-name="Teletype" style:family="text">
      <style:text-properties style:font-name="Liberation Mono" style:font-name-asian="Nimbus Mono L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aser Wright</dc:creator>
    <meta:creation-date>2016-10-20T14:57:00Z</meta:creation-date>
    <dc:date>2016-11-04T01:11:00Z</dc:date>
    <meta:template xlink:href="Normal" xlink:type="simple"/>
    <meta:editing-cycles>3</meta:editing-cycles>
    <meta:editing-duration>PT13440S</meta:editing-duration>
    <meta:document-statistic meta:page-count="3" meta:paragraph-count="6" meta:word-count="489" meta:character-count="3271" meta:row-count="23" meta:non-whitespace-character-count="2788"/>
  </office:meta>
</office:document-meta>
</file>